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38F684D6BF951C8E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17cm" style:rel-column-width="65535*"/>
    </style:style>
    <style:style style:name="Tabella1.1" style:family="table-row">
      <style:table-row-properties style:row-height="0.011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ahoma"/>
    </style:style>
    <style:style style:name="P4" style:family="paragraph" style:parent-style-name="prov_5f_proposta">
      <style:text-properties style:font-name="Tahoma" fo:font-size="9pt" style:font-size-asian="9pt" style:font-size-complex="9pt"/>
    </style:style>
    <style:style style:name="P5" style:family="paragraph" style:parent-style-name="prov_5f_firma">
      <style:text-properties fo:font-size="11pt" style:font-size-asian="11pt" style:font-size-complex="11pt"/>
    </style:style>
    <style:style style:name="P6" style:family="paragraph" style:parent-style-name="prov_5f_s04">
      <style:text-properties style:font-name="Tahoma" fo:font-size="12pt" style:font-size-asian="12pt" style:font-size-complex="12pt"/>
    </style:style>
    <style:style style:name="P7" style:family="paragraph" style:parent-style-name="prov_5f_s04" style:master-page-name="First_20_Page">
      <style:paragraph-properties style:page-number="auto"/>
      <style:text-properties style:font-name="Tahoma" fo:font-size="12pt" style:font-size-asian="12pt" style:font-size-complex="12pt"/>
    </style:style>
    <style:style style:name="P8" style:family="paragraph" style:parent-style-name="prov_5f_oggetto">
      <style:text-properties fo:font-weight="normal" style:font-weight-asian="normal" style:font-weight-complex="normal"/>
    </style:style>
    <style:style style:name="P9" style:family="paragraph" style:parent-style-name="prov_5f_oggetto">
      <style:text-properties fo:font-weight="normal" officeooo:paragraph-rsid="001dbf22" style:font-weight-asian="normal" style:font-weight-complex="normal"/>
    </style:style>
    <style:style style:name="P10" style:family="paragraph" style:parent-style-name="prov_5f_oggetto">
      <style:text-properties officeooo:paragraph-rsid="001dbf22"/>
    </style:style>
    <style:style style:name="P11" style:family="paragraph" style:parent-style-name="prov_5f_oggetto">
      <style:text-properties fo:font-weight="bold" style:font-weight-asian="bold" style:font-weight-complex="bold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 style:list-style-name="L1">
      <style:text-properties fo:font-weight="normal" style:font-weight-asian="normal" style:font-weight-complex="normal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Tahoma"/>
    </style:style>
    <style:style style:name="T4" style:family="text">
      <style:text-properties style:font-name="Tahoma" fo:font-size="10pt" style:font-size-asian="10pt" style:font-size-complex="10pt"/>
    </style:style>
    <style:style style:name="T5" style:family="text">
      <style:text-properties style:font-name="Tahoma" fo:font-size="12pt" style:font-size-asian="12pt" style:font-size-complex="12pt"/>
    </style:style>
    <style:style style:name="T6" style:family="text">
      <style:text-properties style:font-name="Tahoma" fo:font-size="12pt" officeooo:rsid="001dbf22" style:font-size-asian="12pt" style:font-size-complex="12pt"/>
    </style:style>
    <style:style style:name="T7" style:family="text">
      <style:text-properties style:font-name="Tahoma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ahoma" officeooo:rsid="001dbf22"/>
    </style:style>
    <style:style style:name="T9" style:family="text">
      <style:text-properties officeooo:rsid="001dbf22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dbf22" style:font-size-asian="12pt" style:font-size-complex="12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${documentRoot.determina.SUDDIVISIONE} <text:s/>${documentRoot.determina.UNITA_PROPONENTE}</text:p>
      <text:p text:style-name="P6"/>
      <text:p text:style-name="prov_5f_s04">*********</text:p>
      <text:p text:style-name="prov_5f_s04"/>
      <text:p text:style-name="prov_5f_s04">DETERMINAZIONE</text:p>
      <text:p text:style-name="prov_5f_corpo_5f_testo"/>
      <text:p text:style-name="P4">Proposta n. ${documentRoot.determina.CODICE_UNITA_PROPONENTE} ${documentRoot.determina.NUMERO_PROPOSTA}/${documentRoot.determina.ANNO_PROPOSTA}</text:p>
      <text:p text:style-name="prov_5f_corpo_5f_testo"/>
      <text:section text:style-name="Sect1" text:name="NumeroDetermina">
        <text:p text:style-name="prov_5f_determina">Determ. n. <text:span text:style-name="T2">${documentRoot.determina.NUMERO_DETERMINA}</text:span> del <text:span text:style-name="T2">${documentRoot.determina.DATA_DETERMINA}</text:span> </text:p>
      </text:section>
      <text:p text:style-name="prov_5f_corpo_5f_testo"/>
      <text:p text:style-name="P11">Oggetto: ${documentRoot.determina.OGGETTO_DETERMINA}. </text:p>
      <text:p text:style-name="P8"/>
      <text:p text:style-name="P11">Allegati: </text:p>
      <text:p text:style-name="P8">[#list documentRoot.allegati as a] </text:p>
      <text:list xml:id="list1392012258927162784" text:style-name="L1">
        <text:list-item>
          <text:p>${a.ALLEGATO_TITOLO} (firmato: ${a.ALLEGATO_FIRMATO}, riservato: ${a.ALLEGATO_RISERVATO} )</text:p>
        </text:list-item>
      </text:list>
      <text:p text:style-name="P8">[/#list] </text:p>
      <text:p text:style-name="P8"/>
      <text:p text:style-name="P11">Visti: </text:p>
      <text:p text:style-name="P8">[#list documentRoot.visti as v] </text:p>
      <text:list xml:id="list142834702275690" text:continue-numbering="true" text:style-name="L1">
        <text:list-item>
          <text:p>${v.VISTO_TIPO} con esito ${v.VISTO_ESITO} (firmato: ${v.VISTO_FIRMATO}, firmatario: ${v.VISTO_FIRMATARIO} per l'unità ${v.VISTO_UNITA} )</text:p>
        </text:list-item>
      </text:list>
      <text:p text:style-name="P8">[/#list] </text:p>
      <text:p text:style-name="P8"/>
      <text:p text:style-name="P11">Passaggi: </text:p>
      <text:p text:style-name="P8">[#list documentRoot.passaggi as p] </text:p>
      <text:list xml:id="list142835581826883" text:continue-numbering="true" text:style-name="L1">
        <text:list-item>
          <text:p>Passaggio '${p.PASSAGGIO_TITOLO}' il ${p.PASSAGGIO_DATA} in carico a ${p.PASSAGGIO_ATTORE} </text:p>
        </text:list-item>
      </text:list>
      <text:p text:style-name="prov_5f_oggetto"><text:span text:style-name="T13">[/#list]</text:span><text:span text:style-name="T7"><text:line-break/></text:span></text:p>
      <text:p text:style-name="P10"><text:span text:style-name="T8">Hash</text:span><text:span text:style-name="T3">:</text:span> 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8">[#list documentRoot.file_hash as fh] </text:p>
          </table:table-cell>
        </table:table-row>
        <table:table-row>
          <table:table-cell table:style-name="Tabella1.A2" office:value-type="string">
            <text:p text:style-name="P8">${fh.NOME_FILE}</text:p>
            <text:p text:style-name="P8">${fh.HASH}</text:p>
          </table:table-cell>
        </table:table-row>
        <table:table-row table:style-name="Tabella1.1">
          <table:table-cell table:style-name="Tabella1.A2" office:value-type="string">
            <text:p text:style-name="P8">[/#list] </text:p>
          </table:table-cell>
        </table:table-row>
      </table:table>
      <text:p text:style-name="P9"/>
      <text:p text:style-name="prov_5f_corpo_5f_testo"/>
      <text:p text:style-name="prov_5f_firma">Sottoscritta dal Dirigente</text:p>
      <text:p text:style-name="P5">(${documentRoot.determina.FIRMATARIO})</text:p>
      <text:p text:style-name="prov_5f_firma">con firma digit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intestazione" style:display-name="prov_intestazione" style:family="paragraph" style:next-style-name="Text_20_body" style:class="extra">
      <style:text-properties fo:text-transform="uppercase" style:font-name="Tahoma1" fo:font-family="Tahoma" style:font-style-name="Normale" style:font-family-generic="swiss" style:font-pitch="variable" fo:font-size="10pt" style:text-underline-style="none" fo:font-weight="bold"/>
    </style:style>
    <style:style style:name="Illustration" style:family="paragraph" style:parent-style-name="Caption" style:class="extra"/>
    <style:style style:name="prov_5f_elenco_5f_trattino" style:display-name="prov_elenco_trattino" style:family="paragraph" style:parent-style-name="Text_20_body" style:list-style-name="trattino" style:master-page-name="">
      <style:paragraph-properties fo:margin-top="0cm" fo:margin-bottom="0cm" loext:contextual-spacing="false" fo:line-height="150%" fo:text-align="justify" style:justify-single-word="false" style:page-number="auto" style:writing-mode="lr-tb">
        <style:tab-stops/>
      </style:paragraph-properties>
      <style:text-properties style:font-name="Tahoma1" fo:font-family="Tahoma" style:font-style-name="Normale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fin" style:display-name="prov_fin" style:family="paragraph" style:parent-style-name="Text_20_body">
      <style:paragraph-properties fo:margin-left="0cm" fo:margin-right="10.333cm" fo:margin-top="0cm" fo:margin-bottom="0cm" loext:contextual-spacing="false" fo:text-indent="0cm" style:auto-text-indent="false" style:writing-mode="lr-tb">
        <style:tab-stops>
          <style:tab-stop style:position="5.398cm"/>
          <style:tab-stop style:position="6.668cm" style:type="right"/>
          <style:tab-stop style:position="8.5cm" style:type="center"/>
        </style:tab-stops>
      </style:paragraph-properties>
      <style:text-properties style:font-name="Tahoma" fo:font-family="Tahoma" style:font-family-generic="swiss" style:font-pitch="variable" fo:font-size="10pt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s04" style:display-name="prov_s0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2pt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proposta" style:display-name="prov_proposta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prov_5f_determina" style:display-name="prov_determina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prov_5f_oggetto" style:display-name="prov_oggetto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0pt" style:text-underline-style="none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rov_5f_dirigente" style:display-name="prov_dirigente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1pt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prov_5f_corpo_5f_testo" style:display-name="prov_corpo_testo" style:family="paragraph" style:parent-style-name="prov_5f_elenco_5f_trattino" style:list-style-name="">
      <style:text-properties style:font-name="Tahoma1" fo:font-family="Tahoma" style:font-style-name="Normale" style:font-family-generic="swiss" style:font-pitch="variable" fo:font-weight="normal" style:font-weight-asian="bold" style:font-weight-complex="bold"/>
    </style:style>
    <style:style style:name="prov_5f_titolo" style:display-name="prov_titolo" style:family="paragraph" style:parent-style-name="Text_20_body" style:next-style-name="prov_5f_corpo_5f_testo" style:master-page-name="">
      <style:paragraph-properties fo:text-align="center" style:justify-single-word="false" style:page-number="auto"/>
      <style:text-properties style:font-name="Tahoma2" fo:font-family="Tahoma" style:font-style-name="Grassetto" style:font-family-generic="swiss" style:font-pitch="variable" fo:font-size="11pt" fo:font-weight="bold"/>
    </style:style>
    <style:style style:name="prov_5f_firma" style:display-name="prov_firma" style:family="paragraph" style:parent-style-name="Text_20_body" style:master-page-name="">
      <style:paragraph-properties fo:margin-left="8.999cm" fo:margin-right="0cm" fo:margin-top="0cm" fo:margin-bottom="0cm" loext:contextual-spacing="false" fo:text-align="center" style:justify-single-word="false" fo:text-indent="0cm" style:auto-text-indent="false" style:page-number="auto"/>
      <style:text-properties style:font-name="Tahoma1" fo:font-family="Tahoma" style:font-style-name="Normale" style:font-family-generic="swiss" style:font-pitch="variable" fo:font-size="11pt" fo:font-weight="bold"/>
    </style:style>
    <style:style style:name="prov_5f_elenco_5f_abc" style:display-name="prov_elenco_abc" style:family="paragraph" style:parent-style-name="Text_20_body" style:list-style-name="abc">
      <style:text-properties style:font-name="Tahoma1" fo:font-family="Tahoma" style:font-style-name="Normale" style:font-family-generic="swiss" style:font-pitch="variable" fo:font-size="10pt"/>
    </style:style>
    <style:style style:name="prov_5f_elenco_5f_num" style:display-name="prov_elenco_num" style:family="paragraph" style:parent-style-name="Text_20_body" style:list-style-name="Numbering_20_1" style:master-page-name="">
      <style:paragraph-properties style:page-number="auto"/>
      <style:text-properties style:font-name="Tahoma1" fo:font-family="Tahoma" style:font-style-name="Normale" style:font-family-generic="swiss" style:font-pitch="variable" fo:font-size="10pt"/>
    </style:style>
    <style:style style:name="prov_5f_elenco_5f_num1" style:display-name="prov_elenco_num1" style:family="paragraph" style:parent-style-name="prov_5f_elenco_5f_num" style:list-style-name="Num2"/>
    <style:style style:name="provpc_5f_elenco_5f_punto" style:display-name="provpc_elenco_punto" style:family="paragraph" style:parent-style-name="prov_5f_elenco_5f_trattino" style:list-style-name="punto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trattino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ahoma3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Tahoma3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Tahoma3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Tahoma3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Tahoma3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Tahoma3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Tahoma3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Tahoma3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Tahoma3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Tahoma3"/>
      </text:list-level-style-bullet>
    </text:list-style>
    <text:list-style style:name="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punto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StarSymbol"/>
      </text:list-level-style-bullet>
    </text:list-style>
    <text:list-style style:name="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style:font-name="Tahoma"/>
    </style:style>
    <style:style style:name="MP3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MT1" style:family="text">
      <style:text-properties style:font-name="Verdana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eterm. n. ${documentRoot.determina.NUMERO_DETERMINA} del ${documentRoot.determina.DATA_DETERMINA} </text:span>pag. 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width="8.387cm" svg:height="2.699cm" draw:z-index="0"><draw:image xlink:href="Pictures/100002000000013D0000006638F684D6BF951C8E.gif" xlink:type="simple" xlink:show="embed" xlink:actuate="onLoad"/></draw:frame></text:p>
        <text:p text:style-name="MP2"/>
        <text:p text:style-name="MP2"/>
        <text:p text:style-name="MP2"/>
        <text:p text:style-name="MP2"/>
        <text:p text:style-name="MP2"/>
      </style:header>
      <style:footer>
        <text:section text:style-name="MSect1" text:name="Pie">
          <text:p text:style-name="MP3">Determ. n. ${documentRoot.determina.NUMERO_DETERMINA} del ${documentRoot.determina.DATA_DETERMINA} pag. <text:page-number text:select-page="current">1</text:page-number>/<text:page-count>1</text:page-count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 Giatti</meta:initial-creator>
    <meta:creation-date>2010-08-27T12:54:27.23</meta:creation-date>
    <dc:date>2016-10-17T14:28:34.157000000</dc:date>
    <meta:editing-duration>PT3H2M</meta:editing-duration>
    <meta:editing-cycles>31</meta:editing-cycles>
    <meta:generator>LibreOffice/5.0.2.2$Windows_x86 LibreOffice_project/37b43f919e4de5eeaca9b9755ed688758a8251fe</meta:generator>
    <meta:document-statistic meta:table-count="1" meta:image-count="1" meta:object-count="0" meta:page-count="1" meta:paragraph-count="28" meta:word-count="91" meta:character-count="1251" meta:non-whitespace-character-count="1175"/>
  </office:meta>
</office:document-meta>
</file>